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ADO DE CLASE:</text:p>
      <text:p text:style-name="Standard"/>
      <text:p text:style-name="Standard">- José Rafael Álvarez:</text:p>
      <text:p text:style-name="Standard">- Manuel Ariza: Arizaser</text:p>
      <text:p text:style-name="Standard">- Ángelo Bárbara:</text:p>
      <text:p text:style-name="Standard">- Juan Antonio Bujalance:</text:p>
      <text:p text:style-name="Standard">- Rafael Miguel Cruz: cralr</text:p>
      <text:p text:style-name="Standard">- Javier Frías:</text:p>
      <text:p text:style-name="Standard">- Marcos Gallardo:</text:p>
      <text:p text:style-name="Standard">- Rafael García:</text:p>
      <text:p text:style-name="Standard">- Rafael Carlos Infante:</text:p>
      <text:p text:style-name="Standard">- Álvaro Leiva:</text:p>
      <text:p text:style-name="Standard">- Javier Lopera:</text:p>
      <text:p text:style-name="Standard">- Alberto Miguel Martínez:</text:p>
      <text:p text:style-name="Standard">- Adrián Ángel Moya:</text:p>
      <text:p text:style-name="Standard">- Mario Navarro:</text:p>
      <text:p text:style-name="Standard">- Rafael Jesús Nieto:</text:p>
      <text:p text:style-name="Standard">- Manuel Rojano:</text:p>
      <text:p text:style-name="Standard">- José María Romero:</text:p>
      <text:p text:style-name="Standard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0T09:01:09.069885373</meta:creation-date>
    <dc:date>2018-05-17T10:31:11.75</dc:date>
    <meta:editing-duration>PT5M58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9" meta:word-count="68" meta:character-count="375"/>
  </office:meta>
</office:document-meta>
</file>